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5398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TON-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rangle(radians)</text:p>
          </table:table-cell>
          <table:table-cell office:value-type="string" calcext:value-type="string">
            <text:p>1-cos(theta)</text:p>
          </table:table-cell>
          <table:table-cell office:value-type="string" calcext:value-type="string">
            <text:p>E'(keV)</text:p>
          </table:table-cell>
          <table:table-cell office:value-type="string" calcext:value-type="string">
            <text:p>1-E'</text:p>
          </table:table-cell>
          <table:table-cell office:value-type="string" calcext:value-type="string">
            <text:p>FW-HM</text:p>
          </table:table-cell>
          <table:table-cell office:value-type="string" calcext:value-type="string">
            <text:p>sigma_E'</text:p>
          </table:table-cell>
          <table:table-cell office:value-type="string" calcext:value-type="string">
            <text:p>sigma_1-E'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" calcext:value-type="float">
            <text:p>0.17</text:p>
          </table:table-cell>
          <table:table-cell office:value-type="float" office:value="0.01519224699" calcext:value-type="float">
            <text:p>0.01519224699</text:p>
          </table:table-cell>
          <table:table-cell office:value-type="float" office:value="648.511" calcext:value-type="float">
            <text:p>648.511</text:p>
          </table:table-cell>
          <table:table-cell office:value-type="float" office:value="0.001541993891" calcext:value-type="float">
            <text:p>0.001541993891</text:p>
          </table:table-cell>
          <table:table-cell office:value-type="float" office:value="20.768" calcext:value-type="float">
            <text:p>20.768</text:p>
          </table:table-cell>
          <table:table-cell office:value-type="float" office:value="8.818683652" calcext:value-type="float">
            <text:p>8.818683652</text:p>
          </table:table-cell>
          <table:table-cell office:value-type="float" office:value="0.00002096858236" calcext:value-type="float">
            <text:p>0.000020968582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0.06030737921" calcext:value-type="float">
            <text:p>0.06030737921</text:p>
          </table:table-cell>
          <table:table-cell office:value-type="float" office:value="612.633" calcext:value-type="float">
            <text:p>612.633</text:p>
          </table:table-cell>
          <table:table-cell office:value-type="float" office:value="0.001632298619" calcext:value-type="float">
            <text:p>0.001632298619</text:p>
          </table:table-cell>
          <table:table-cell office:value-type="float" office:value="48.599" calcext:value-type="float">
            <text:p>48.599</text:p>
          </table:table-cell>
          <table:table-cell office:value-type="float" office:value="20.63651805" calcext:value-type="float">
            <text:p>20.63651805</text:p>
          </table:table-cell>
          <table:table-cell office:value-type="float" office:value="0.00005498391356" calcext:value-type="float">
            <text:p>0.000054983913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2" calcext:value-type="float">
            <text:p>0.52</text:p>
          </table:table-cell>
          <table:table-cell office:value-type="float" office:value="0.1339745962" calcext:value-type="float">
            <text:p>0.1339745962</text:p>
          </table:table-cell>
          <table:table-cell office:value-type="float" office:value="558.209" calcext:value-type="float">
            <text:p>558.209</text:p>
          </table:table-cell>
          <table:table-cell office:value-type="float" office:value="0.001791443707" calcext:value-type="float">
            <text:p>0.001791443707</text:p>
          </table:table-cell>
          <table:table-cell office:value-type="float" office:value="41.935" calcext:value-type="float">
            <text:p>41.935</text:p>
          </table:table-cell>
          <table:table-cell office:value-type="float" office:value="17.80679406" calcext:value-type="float">
            <text:p>17.80679406</text:p>
          </table:table-cell>
          <table:table-cell office:value-type="float" office:value="0.00005714681982" calcext:value-type="float">
            <text:p>0.000057146819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0.2339555569" calcext:value-type="float">
            <text:p>0.2339555569</text:p>
          </table:table-cell>
          <table:table-cell office:value-type="float" office:value="503.723" calcext:value-type="float">
            <text:p>503.723</text:p>
          </table:table-cell>
          <table:table-cell office:value-type="float" office:value="0.001985218066" calcext:value-type="float">
            <text:p>0.001985218066</text:p>
          </table:table-cell>
          <table:table-cell office:value-type="float" office:value="45.222" calcext:value-type="float">
            <text:p>45.222</text:p>
          </table:table-cell>
          <table:table-cell office:value-type="float" office:value="19.20254777" calcext:value-type="float">
            <text:p>19.20254777</text:p>
          </table:table-cell>
          <table:table-cell office:value-type="float" office:value="0.00007567898379" calcext:value-type="float">
            <text:p>0.000075678983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7" calcext:value-type="float">
            <text:p>0.87</text:p>
          </table:table-cell>
          <table:table-cell office:value-type="float" office:value="0.3572123903" calcext:value-type="float">
            <text:p>0.3572123903</text:p>
          </table:table-cell>
          <table:table-cell office:value-type="float" office:value="450.566" calcext:value-type="float">
            <text:p>450.566</text:p>
          </table:table-cell>
          <table:table-cell office:value-type="float" office:value="0.002219430672" calcext:value-type="float">
            <text:p>0.002219430672</text:p>
          </table:table-cell>
          <table:table-cell office:value-type="float" office:value="49.6" calcext:value-type="float">
            <text:p>49.6</text:p>
          </table:table-cell>
          <table:table-cell office:value-type="float" office:value="21.06157113" calcext:value-type="float">
            <text:p>21.06157113</text:p>
          </table:table-cell>
          <table:table-cell office:value-type="float" office:value="0.0001037466141" calcext:value-type="float">
            <text:p>0.00010374661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05" calcext:value-type="float">
            <text:p>1.05</text:p>
          </table:table-cell>
          <table:table-cell office:value-type="float" office:value="0.5" calcext:value-type="float">
            <text:p>0.5</text:p>
          </table:table-cell>
          <table:table-cell office:value-type="float" office:value="398.045" calcext:value-type="float">
            <text:p>398.045</text:p>
          </table:table-cell>
          <table:table-cell office:value-type="float" office:value="0.002512278762" calcext:value-type="float">
            <text:p>0.002512278762</text:p>
          </table:table-cell>
          <table:table-cell office:value-type="float" office:value="45.343" calcext:value-type="float">
            <text:p>45.343</text:p>
          </table:table-cell>
          <table:table-cell office:value-type="float" office:value="19.25392781" calcext:value-type="float">
            <text:p>19.25392781</text:p>
          </table:table-cell>
          <table:table-cell office:value-type="float" office:value="0.0001215220237" calcext:value-type="float">
            <text:p>0.00012152202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22" calcext:value-type="float">
            <text:p>1.22</text:p>
          </table:table-cell>
          <table:table-cell office:value-type="float" office:value="0.6579798567" calcext:value-type="float">
            <text:p>0.6579798567</text:p>
          </table:table-cell>
          <table:table-cell office:value-type="float" office:value="353.663" calcext:value-type="float">
            <text:p>353.663</text:p>
          </table:table-cell>
          <table:table-cell office:value-type="float" office:value="0.002827550521" calcext:value-type="float">
            <text:p>0.002827550521</text:p>
          </table:table-cell>
          <table:table-cell office:value-type="float" office:value="42.617" calcext:value-type="float">
            <text:p>42.617</text:p>
          </table:table-cell>
          <table:table-cell office:value-type="float" office:value="18.09639066" calcext:value-type="float">
            <text:p>18.09639066</text:p>
          </table:table-cell>
          <table:table-cell office:value-type="float" office:value="0.0001446814025" calcext:value-type="float">
            <text:p>0.00014468140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" calcext:value-type="float">
            <text:p>1.4</text:p>
          </table:table-cell>
          <table:table-cell office:value-type="float" office:value="0.8263518223" calcext:value-type="float">
            <text:p>0.8263518223</text:p>
          </table:table-cell>
          <table:table-cell office:value-type="float" office:value="278" calcext:value-type="float">
            <text:p>278</text:p>
          </table:table-cell>
          <table:table-cell office:value-type="float" office:value="0.003597122302" calcext:value-type="float">
            <text:p>0.003597122302</text:p>
          </table:table-cell>
          <table:table-cell office:value-type="float" office:value="30" calcext:value-type="float">
            <text:p>30</text:p>
          </table:table-cell>
          <table:table-cell office:value-type="float" office:value="12.7388535" calcext:value-type="float">
            <text:p>12.7388535</text:p>
          </table:table-cell>
          <table:table-cell office:value-type="float" office:value="0.0001648317052" calcext:value-type="float">
            <text:p>0.00016483170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office:value-type="float" office:value="282.027" calcext:value-type="float">
            <text:p>282.027</text:p>
          </table:table-cell>
          <table:table-cell office:value-type="float" office:value="0.003545759803" calcext:value-type="float">
            <text:p>0.003545759803</text:p>
          </table:table-cell>
          <table:table-cell office:value-type="float" office:value="32.359" calcext:value-type="float">
            <text:p>32.359</text:p>
          </table:table-cell>
          <table:table-cell office:value-type="float" office:value="13.74055202" calcext:value-type="float">
            <text:p>13.74055202</text:p>
          </table:table-cell>
          <table:table-cell office:value-type="float" office:value="0.0001727518891" calcext:value-type="float">
            <text:p>0.00017275188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75" calcext:value-type="float">
            <text:p>1.75</text:p>
          </table:table-cell>
          <table:table-cell office:value-type="float" office:value="1.173648178" calcext:value-type="float">
            <text:p>1.173648178</text:p>
          </table:table-cell>
          <table:table-cell office:value-type="float" office:value="255.655" calcext:value-type="float">
            <text:p>255.655</text:p>
          </table:table-cell>
          <table:table-cell office:value-type="float" office:value="0.003911521386" calcext:value-type="float">
            <text:p>0.003911521386</text:p>
          </table:table-cell>
          <table:table-cell office:value-type="float" office:value="32.169" calcext:value-type="float">
            <text:p>32.169</text:p>
          </table:table-cell>
          <table:table-cell office:value-type="float" office:value="13.65987261" calcext:value-type="float">
            <text:p>13.65987261</text:p>
          </table:table-cell>
          <table:table-cell office:value-type="float" office:value="0.0002089960449" calcext:value-type="float">
            <text:p>0.000208996044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92" calcext:value-type="float">
            <text:p>1.92</text:p>
          </table:table-cell>
          <table:table-cell office:value-type="float" office:value="1.342020143" calcext:value-type="float">
            <text:p>1.342020143</text:p>
          </table:table-cell>
          <table:table-cell office:value-type="float" office:value="241.464" calcext:value-type="float">
            <text:p>241.464</text:p>
          </table:table-cell>
          <table:table-cell office:value-type="float" office:value="0.004141404102" calcext:value-type="float">
            <text:p>0.004141404102</text:p>
          </table:table-cell>
          <table:table-cell office:value-type="float" office:value="28.835" calcext:value-type="float">
            <text:p>28.835</text:p>
          </table:table-cell>
          <table:table-cell office:value-type="float" office:value="12.24416136" calcext:value-type="float">
            <text:p>12.24416136</text:p>
          </table:table-cell>
          <table:table-cell office:value-type="float" office:value="0.0002100024023" calcext:value-type="float">
            <text:p>0.0002100024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8T23:20:27.324183927</dc:date>
    <meta:editing-duration>PT1M28S</meta:editing-duration>
    <meta:editing-cycles>1</meta:editing-cycles>
    <meta:document-statistic meta:table-count="1" meta:cell-count="96" meta:object-count="0"/>
    <meta:generator>LibreOffice/24.2.6.2$Linux_X86_64 LibreOffice_project/420$Build-2</meta:generator>
  </office:meta>
</office:document-meta>
</file>